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26" style:family="table-cell" style:parent-style-name="Default" style:data-style-name="N37">
      <style:table-cell-properties fo:background-color="#AFD095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FD095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5" style:family="table-cell" style:parent-style-name="Default" style:data-style-name="N4"/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7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1"/>
    <style:style style:name="ce8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42"/>
    <style:style style:name="ce85" style:family="table-cell" style:parent-style-name="Default" style:data-style-name="N37">
      <style:table-cell-properties fo:background-color="#77BC65"/>
      <style:text-properties fo:color="#FFFF38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AFD095"/>
      <style:text-properties fo:color="#C9211E"/>
    </style:style>
    <style:style style:name="ce87" style:family="table-cell" style:parent-style-name="Default" style:data-style-name="N43">
      <style:table-cell-properties fo:background-color="#AFD095"/>
      <style:text-properties fo:font-size="8pt" style:font-size-asian="8pt" style:font-size-complex="8pt"/>
    </style:style>
    <style:style style:name="ce8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91" style:family="table-cell" style:parent-style-name="Default" style:data-style-name="N40">
      <style:table-cell-properties fo:border-top="thin solid #000000" fo:border-bottom="thin solid #000000" fo:border-left="none" fo:border-right="none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5" style:family="table-cell" style:parent-style-name="Default" style:data-style-name="N38"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99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03" style:family="table-cell" style:parent-style-name="Default" style:data-style-name="N0">
      <style:table-cell-properties fo:background-color="#D4EA6B"/>
    </style:style>
    <style:style style:name="ce104" style:family="table-cell" style:parent-style-name="Default" style:data-style-name="N0">
      <style:table-cell-properties fo:background-color="#069A2E"/>
    </style:style>
    <style:style style:name="ce105" style:family="table-cell" style:parent-style-name="Default" style:data-style-name="N38">
      <style:table-cell-properties fo:background-color="#FFD7D7"/>
    </style:style>
    <style:style style:name="ce106" style:family="table-cell" style:parent-style-name="Default" style:data-style-name="N0">
      <style:table-cell-properties fo:background-color="#FFD7D7"/>
    </style:style>
    <style:style style:name="ce107" style:family="table-cell" style:parent-style-name="Default" style:data-style-name="N4">
      <style:table-cell-properties fo:background-color="#FFD7D7"/>
    </style:style>
    <style:style style:name="ce108" style:family="table-cell" style:parent-style-name="Default" style:data-style-name="N37">
      <style:table-cell-properties fo:background-color="#FFD7D7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0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11" style:family="table-cell" style:parent-style-name="Default" style:data-style-name="N38">
      <style:table-cell-properties fo:background-color="#D4EA6B"/>
    </style:style>
    <style:style style:name="ce112" style:family="table-cell" style:parent-style-name="Default" style:data-style-name="N4">
      <style:table-cell-properties fo:background-color="#D4EA6B"/>
    </style:style>
    <style:style style:name="ce1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14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15" style:family="table-cell" style:parent-style-name="Default" style:data-style-name="N37">
      <style:table-cell-properties fo:background-color="#D4EA6B"/>
    </style:style>
    <style:style style:name="ce116" style:family="table-cell" style:parent-style-name="Default" style:data-style-name="N0">
      <style:table-cell-properties fo:background-color="#FFD8CE"/>
    </style:style>
    <style:style style:name="ce117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D8CE"/>
    </style:style>
    <style:style style:name="ce119" style:family="table-cell" style:parent-style-name="Default" style:data-style-name="N37">
      <style:table-cell-properties fo:background-color="#FFD8CE"/>
    </style:style>
    <style:style style:name="ce12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2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81D41A"/>
    </style:style>
    <style:style style:name="ce12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7D1D5"/>
    </style:style>
    <style:style style:name="ce12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automatic"/>
    </style:style>
    <style:style style:name="ce129" style:family="table-cell" style:parent-style-name="Default" style:data-style-name="N38">
      <style:table-cell-properties fo:background-color="#F7D1D5"/>
    </style:style>
    <style:style style:name="ce130" style:family="table-cell" style:parent-style-name="Default" style:data-style-name="N0">
      <style:table-cell-properties fo:background-color="#BBE33D"/>
    </style:style>
    <style:style style:name="ce131" style:family="table-cell" style:parent-style-name="Default" style:data-style-name="N4">
      <style:table-cell-properties fo:background-color="#BBE33D"/>
    </style:style>
    <style:style style:name="ce13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9">
      <style:table-cell-properties fo:background-color="#81D41A"/>
    </style:style>
    <style:style style:name="ce134" style:family="table-cell" style:parent-style-name="Default" style:data-style-name="N0">
      <style:table-cell-properties fo:background-color="#FFA6A6"/>
    </style:style>
    <style:style style:name="ce13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36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39" style:family="table-cell" style:parent-style-name="Default" style:data-style-name="N36"/>
    <style:style style:name="ce140" style:family="table-cell" style:parent-style-name="Default" style:data-style-name="N21"/>
    <style:style style:name="ce141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0.148166666666667cm"/>
    </style:style>
    <style:style style:name="co8" style:family="table-column">
      <style:table-column-properties fo:break-before="auto" style:column-width="0.65616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6.75216666666667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3783333333333cm"/>
    </style:style>
    <style:style style:name="co17" style:family="table-column">
      <style:table-column-properties fo:break-before="auto" style:column-width="6.265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7.00616666666667cm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92616666666667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4566666666667cm"/>
    </style:style>
    <style:style style:name="co24" style:family="table-column">
      <style:table-column-properties fo:break-before="auto" style:column-width="1.88383333333333cm"/>
    </style:style>
    <style:style style:name="co25" style:family="table-column">
      <style:table-column-properties fo:break-before="auto" style:column-width="2.05316666666667cm"/>
    </style:style>
    <style:style style:name="co26" style:family="table-column">
      <style:table-column-properties fo:break-before="auto" style:column-width="1.69333333333333cm" style:use-optimal-column-width="true"/>
    </style:style>
    <style:style style:name="co27" style:family="table-column">
      <style:table-column-properties fo:break-before="auto" style:column-width="1.8415cm"/>
    </style:style>
    <style:style style:name="co28" style:family="table-column">
      <style:table-column-properties fo:break-before="auto" style:column-width="1.62983333333333cm"/>
    </style:style>
    <style:style style:name="co29" style:family="table-column">
      <style:table-column-properties fo:break-before="auto" style:column-width="1.8415cm" style:use-optimal-column-width="true"/>
    </style:style>
    <style:style style:name="co30" style:family="table-column">
      <style:table-column-properties fo:break-before="auto" style:column-width="1.2065cm"/>
    </style:style>
    <style:style style:name="co31" style:family="table-column">
      <style:table-column-properties fo:break-before="auto" style:column-width="1.56633333333333cm"/>
    </style:style>
    <style:style style:name="co32" style:family="table-column">
      <style:table-column-properties fo:break-before="auto" style:column-width="2.37066666666667cm"/>
    </style:style>
    <style:style style:name="co33" style:family="table-column">
      <style:table-column-properties fo:break-before="auto" style:column-width="6.01133333333333cm"/>
    </style:style>
    <style:style style:name="co34" style:family="table-column">
      <style:table-column-properties fo:break-before="auto" style:column-width="5.79966666666667cm"/>
    </style:style>
    <style:style style:name="co35" style:family="table-column">
      <style:table-column-properties fo:break-before="auto" style:column-width="1.524cm"/>
    </style:style>
    <style:style style:name="co36" style:family="table-column">
      <style:table-column-properties fo:break-before="auto" style:column-width="1.98966666666667cm"/>
    </style:style>
    <style:style style:name="co37" style:family="table-column">
      <style:table-column-properties fo:break-before="auto" style:column-width="0.994833333333333cm"/>
    </style:style>
    <style:style style:name="co38" style:family="table-column">
      <style:table-column-properties fo:break-before="auto" style:column-width="1.18533333333333cm"/>
    </style:style>
    <style:style style:name="co39" style:family="table-column">
      <style:table-column-properties fo:break-before="auto" style:column-width="1.0795cm"/>
    </style:style>
    <style:style style:name="co40" style:family="table-column">
      <style:table-column-properties fo:break-before="auto" style:column-width="6.64633333333333cm"/>
    </style:style>
    <style:style style:name="co41" style:family="table-column">
      <style:table-column-properties fo:break-before="auto" style:column-width="0.5715cm"/>
    </style:style>
    <style:style style:name="co42" style:family="table-column">
      <style:table-column-properties fo:break-before="auto" style:column-width="2.0955cm"/>
    </style:style>
    <style:style style:name="co43" style:family="table-column">
      <style:table-column-properties fo:break-before="auto" style:column-width="1.905cm"/>
    </style:style>
    <style:style style:name="co44" style:family="table-column">
      <style:table-column-properties fo:break-before="auto" style:column-width="2.54cm"/>
    </style:style>
    <style:style style:name="co45" style:family="table-column">
      <style:table-column-properties fo:break-before="auto" style:column-width="6.985cm"/>
    </style:style>
    <style:style style:name="co46" style:family="table-column">
      <style:table-column-properties fo:break-before="auto" style:column-width="0.613833333333333cm"/>
    </style:style>
    <style:style style:name="co47" style:family="table-column">
      <style:table-column-properties fo:break-before="auto" style:column-width="0.529166666666667cm"/>
    </style:style>
    <style:style style:name="co48" style:family="table-column">
      <style:table-column-properties fo:break-before="auto" style:column-width="0.465666666666667cm"/>
    </style:style>
    <style:style style:name="co49" style:family="table-column">
      <style:table-column-properties fo:break-before="auto" style:column-width="1.143cm"/>
    </style:style>
    <style:style style:name="co50" style:family="table-column">
      <style:table-column-properties fo:break-before="auto" style:column-width="1.24883333333333cm"/>
    </style:style>
    <style:style style:name="co51" style:family="table-column">
      <style:table-column-properties fo:break-before="auto" style:column-width="1.37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0" table:formula="of:=[.J3]" table:style-name="ce13">
            <text:p>60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88" table:style-name="ce13">
            <text:p>88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1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7911" table:formula="of:=['06_23'.D2]" table:style-name="ce14">
            <text:p>27.911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1613.162999999997" table:formula="of:=[.B8]+[.C8]+[.D7]" table:style-name="ce16">
            <text:p>-21.613,16</text:p>
          </table:table-cell>
          <table:table-cell office:value-type="float" office:value="0" table:formula="of:=['06_23'.F2]" table:style-name="ce14">
            <text:p>0,00</text:p>
          </table:table-cell>
          <table:table-cell office:value-type="float" office:value="-15349.22" table:formula="of:=['06_23'.G2]" table:style-name="ce15">
            <text:p>-15.349,22</text:p>
          </table:table-cell>
          <table:table-cell office:value-type="float" office:value="-82094.62999999999" table:formula="of:=[.E8]+[.F8]+[.G7]" table:style-name="ce17">
            <text:p>-82.094,63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17911" table:formula="of:=['07_23'.D2]" table:style-name="ce14">
            <text:p>17.911,00</text:p>
          </table:table-cell>
          <table:table-cell office:value-type="float" office:value="-32777.930000000008" table:formula="of:=['07_23'.E2]" table:style-name="ce15">
            <text:p>-32.777,93</text:p>
          </table:table-cell>
          <table:table-cell office:value-type="float" office:value="-36480.093000000008" table:formula="of:=[.B9]+[.C9]+[.D8]" table:style-name="ce16">
            <text:p>-36.480,09</text:p>
          </table:table-cell>
          <table:table-cell office:value-type="float" office:value="0" table:formula="of:=['07_23'.FF2]" table:style-name="ce14">
            <text:p>0,00</text:p>
          </table:table-cell>
          <table:table-cell office:value-type="float" office:value="0" table:formula="of:=['07_23'.G2]" table:style-name="ce15">
            <text:p>0,00</text:p>
          </table:table-cell>
          <table:table-cell office:value-type="float" office:value="-82094.62999999999" table:formula="of:=[.E9]+[.F9]+[.G8]" table:style-name="ce17">
            <text:p>-82.094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82599999999999" table:formula="of:=[.J9]*[.$K$1]" table:style-name="ce20">
            <text:p>14,08</text:p>
          </table:table-cell>
          <table:table-cell office:value-type="float" office:value="45.917400000000001" table:formula="of:=[.J9]-[.K9]" table:style-name="ce20">
            <text:p>45,92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24447.010000000002" table:formula="of:=['08_23'.E2]" table:style-name="ce15">
            <text:p>-24.447,01</text:p>
          </table:table-cell>
          <table:table-cell office:value-type="float" office:value="26983.89699999999" table:formula="of:=[.B10]+[.C10]+[.D9]" table:style-name="ce16">
            <text:p>26.983,90</text:p>
          </table:table-cell>
          <table:table-cell office:value-type="float" office:value="0" table:formula="of:=['08_23'.FF2]" table:style-name="ce14">
            <text:p>0,00</text:p>
          </table:table-cell>
          <table:table-cell office:value-type="float" office:value="0" table:formula="of:=['08_23'.G2]" table:style-name="ce15">
            <text:p>0,00</text:p>
          </table:table-cell>
          <table:table-cell office:value-type="float" office:value="-82094.62999999999" table:formula="of:=[.E10]+[.F10]+[.G9]" table:style-name="ce17">
            <text:p>-82.094,63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0]*[.$K$1]" table:style-name="ce20">
            <text:p>28,17</text:p>
          </table:table-cell>
          <table:table-cell office:value-type="float" office:value="91.834800000000001" table:formula="of:=[.J10]-[.K10]" table:style-name="ce20">
            <text:p>91,83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3335.9" table:formula="of:=['09_23'.E2]" table:style-name="ce15">
            <text:p>-23.335,90</text:p>
          </table:table-cell>
          <table:table-cell office:value-type="float" office:value="127947.997" table:formula="of:=[.B11]+[.C11]+[.D10]" table:style-name="ce16">
            <text:p>127.948,00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82094.62999999999" table:formula="of:=[.E11]+[.F11]+[.G10]" table:style-name="ce17">
            <text:p>-82.094,63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1]*[.$K$1]" table:style-name="ce20">
            <text:p>28,17</text:p>
          </table:table-cell>
          <table:table-cell office:value-type="float" office:value="91.834800000000001" table:formula="of:=[.J11]-[.K11]" table:style-name="ce20">
            <text:p>91,83</text:p>
          </table:table-cell>
          <table:table-cell office:value-type="float" office:value="643.67491640000003" table:formula="of:=[.L15]+[.M15]" table:style-name="ce22">
            <text:p>643,67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7959.41" table:formula="of:=['10_23'.E2]" table:style-name="ce15">
            <text:p>-77.959,41</text:p>
          </table:table-cell>
          <table:table-cell office:value-type="float" office:value="66788.587" table:formula="of:=[.B12]+[.C12]+[.D11]" table:style-name="ce16">
            <text:p>66.788,59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82094.62999999999" table:formula="of:=[.E12]+[.F12]+[.G11]" table:style-name="ce17">
            <text:p>-82.094,63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2]*[.$K$1]" table:style-name="ce20">
            <text:p>18,78</text:p>
          </table:table-cell>
          <table:table-cell office:value-type="float" office:value="61.223199999999999" table:formula="of:=[.J12]-[.K12]" table:style-name="ce20">
            <text:p>61,22</text:p>
          </table:table-cell>
          <table:table-cell office:value-type="float" office:value="53.639576366666667" table:formula="of:=[.M11]/12" table:style-name="ce23">
            <text:p>53,64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659.41" table:formula="of:=['11_23'.E2]" table:style-name="ce15">
            <text:p>-23.659,41</text:p>
          </table:table-cell>
          <table:table-cell office:value-type="float" office:value="239929.177" table:formula="of:=[.B13]+[.C13]+[.D12]" table:style-name="ce16">
            <text:p>239.929,18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82094.62999999999" table:formula="of:=[.E13]+[.F13]+[.G12]" table:style-name="ce17">
            <text:p>-82.094,63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5184836" table:formula="of:=[.J13]*[.$K$1]" table:style-name="ce20">
            <text:p>19,52</text:p>
          </table:table-cell>
          <table:table-cell office:value-type="float" office:value="63.6415164" table:formula="of:=[.J13]-[.K13]" table:style-name="ce20">
            <text:p>63,64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6552.37000000001" table:formula="of:=['12_23'.E2]" table:style-name="ce15">
            <text:p>-116.552,37</text:p>
          </table:table-cell>
          <table:table-cell office:value-type="float" office:value="260176.80699999997" table:formula="of:=[.B14]+[.C14]+[.D13]" table:style-name="ce16">
            <text:p>260.176,81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11271.36" table:formula="of:=['12_23'.G2]" table:style-name="ce15">
            <text:p>-11.271,36</text:p>
          </table:table-cell>
          <table:table-cell office:value-type="float" office:value="-93365.989999999991" table:formula="of:=[.E14]+[.F14]+[.G13]" table:style-name="ce17">
            <text:p>-93.365,99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4]*[.$K$1]" table:style-name="ce20">
            <text:p>18,78</text:p>
          </table:table-cell>
          <table:table-cell office:value-type="float" office:value="61.223199999999999" table:formula="of:=[.J14]-[.K14]" table:style-name="ce20">
            <text:p>61,22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4">
            <text:p>TPLM</text:p>
          </table:table-cell>
          <table:table-cell office:value-type="float" office:value="764466" table:formula="of:=SUM([.B3:.B14])" table:style-name="ce25">
            <text:p>764.466,00</text:p>
          </table:table-cell>
          <table:table-cell office:value-type="float" office:value="-504289.19300000003" table:formula="of:=SUM([.C3:.C14])" table:style-name="ce26">
            <text:p>-504.289,19</text:p>
          </table:table-cell>
          <table:table-cell office:value-type="float" office:value="260176.80699999997" table:formula="of:=[.B15]+[.C15]" table:style-name="ce27">
            <text:p>260.176,81</text:p>
          </table:table-cell>
          <table:table-cell office:value-type="float" office:value="150608.54999999999" table:formula="of:=SUM([.E3:.E14])" table:style-name="ce25">
            <text:p>150.608,55</text:p>
          </table:table-cell>
          <table:table-cell office:value-type="float" office:value="-243974.53999999998" table:formula="of:=SUM([.F3:.F14])" table:style-name="ce26">
            <text:p>-243.974,54</text:p>
          </table:table-cell>
          <table:table-cell office:value-type="float" office:value="-93365.989999999991" table:formula="of:=[.E15]+[.F15]" table:style-name="ce27">
            <text:p>-93.365,99</text:p>
          </table:table-cell>
          <table:table-cell table:style-name="ce18"/>
          <table:table-cell table:style-name="ce28"/>
          <table:table-cell office:value-type="float" office:value="543.16" table:formula="of:=SUM([.J9:.J14])" table:style-name="ce28">
            <text:p>543,16</text:p>
          </table:table-cell>
          <table:table-cell office:value-type="float" office:value="127.4850836" table:formula="of:=SUM([.K9:.K14])" table:style-name="ce29">
            <text:p>127,49</text:p>
          </table:table-cell>
          <table:table-cell office:value-type="float" office:value="415.67491640000003" table:formula="of:=SUM([.L9:.L14])" table:style-name="ce29">
            <text:p>415,67</text:p>
          </table:table-cell>
          <table:table-cell office:value-type="float" office:value="228" table:formula="of:=SUM([.M3:.M8])" table:style-name="ce24">
            <text:p>228</text:p>
          </table:table-cell>
          <table:table-cell table:style-name="ce29"/>
          <table:table-cell table:number-columns-repeated="16370" table:style-name="ce1"/>
        </table:table-row>
        <table:table-row table:style-name="ro2">
          <table:table-cell office:value-type="float" office:value="12" table:style-name="ce30">
            <text:p>Tpl / 12</text:p>
          </table:table-cell>
          <table:table-cell office:value-type="float" office:value="63705.5" table:formula="of:=[.B15]/[.A16]" table:style-name="ce31">
            <text:p>63.705,50</text:p>
          </table:table-cell>
          <table:table-cell office:value-type="float" office:value="-42024.099416666671" table:formula="of:=[.C15]/[.A16]" table:style-name="ce32">
            <text:p>-42.024,10</text:p>
          </table:table-cell>
          <table:table-cell table:style-name="ce32"/>
          <table:table-cell office:value-type="float" office:value="12550.7125" table:formula="of:=[.E15]/[.A16]" table:style-name="ce32">
            <text:p>12.550,71</text:p>
          </table:table-cell>
          <table:table-cell office:value-type="float" office:value="-20331.211666666666" table:formula="of:=[.F15]/[.A16]" table:style-name="ce32">
            <text:p>-20.331,21</text:p>
          </table:table-cell>
          <table:table-cell office:value-type="float" office:value="-7780.4991666666656" table:formula="of:=[.G15]/[.A16]" table:style-name="ce32">
            <text:p>-7.780,50</text:p>
          </table:table-cell>
          <table:table-cell table:style-name="ce33"/>
          <table:table-cell table:style-name="ce34"/>
          <table:table-cell office:value-type="float" office:value="45.263333333333328" table:formula="of:=[.J15]/12" table:style-name="ce32">
            <text:p>45,26</text:p>
          </table:table-cell>
          <table:table-cell office:value-type="float" office:value="10.623756966666667" table:formula="of:=[.K15]/12" table:style-name="ce32">
            <text:p>10,62</text:p>
          </table:table-cell>
          <table:table-cell office:value-type="float" office:value="34.639576366666667" table:formula="of:=[.L15]/12" table:style-name="ce32">
            <text:p>34,64</text:p>
          </table:table-cell>
          <table:table-cell office:value-type="float" office:value="19" table:formula="of:=[.M15]/12" table:style-name="ce32">
            <text:p>19,00</text:p>
          </table:table-cell>
          <table:table-cell table:style-name="ce3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021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35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35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35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3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3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35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2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9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3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35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35">
            <text:p>1.179,83</text:p>
          </table:table-cell>
          <table:table-cell office:value-type="float" office:value="111" table:style-name="ce35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35">
            <text:p>18,78</text:p>
          </table:table-cell>
          <table:table-cell office:value-type="float" office:value="850" table:style-name="ce35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35">
            <text:p>20,36</text:p>
          </table:table-cell>
          <table:table-cell office:value-type="float" office:value="100" table:style-name="ce35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7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35">
            <text:p>1.265,00</text:p>
          </table:table-cell>
          <table:table-cell office:value-type="float" office:value="111" table:style-name="ce35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35">
            <text:p>19,50</text:p>
          </table:table-cell>
          <table:table-cell office:value-type="float" office:value="850" table:style-name="ce35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35">
            <text:p>21,41</text:p>
          </table:table-cell>
          <table:table-cell office:value-type="float" office:value="100" table:style-name="ce35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35">
            <text:p>1.288,25</text:p>
          </table:table-cell>
          <table:table-cell office:value-type="float" office:value="111" table:style-name="ce35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35">
            <text:p>20,48</text:p>
          </table:table-cell>
          <table:table-cell office:value-type="float" office:value="850" table:style-name="ce35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35">
            <text:p>21,90</text:p>
          </table:table-cell>
          <table:table-cell office:value-type="float" office:value="100" table:style-name="ce35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2">
          <table:table-cell table:number-columns-repeated="1638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4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911" table:formula="of:=SUM([.D4:.D29])" table:style-name="ce45">
            <text:p>27.911,00</text:p>
          </table:table-cell>
          <table:table-cell office:value-type="float" office:value="-26572.629999999997" table:formula="of:=SUM([.E4:.E28])" table:style-name="ce45">
            <text:p>-26.572,63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-15349.22" table:formula="of:=SUM([.G4:.G30])" table:style-name="ce45">
            <text:p>-15.349,22</text:p>
          </table:table-cell>
          <table:table-cell office:value-type="float" office:value="-15349.22" table:formula="of:=[.F2]+[.G2]" table:style-name="ce45">
            <text:p>-15.349,2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8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0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141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-15249.22" table:formula="of:=[.H14]+[.F15]+[.G15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5]+[.F16]+[.G16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15249.22" table:formula="of:=[.H16]+[.F17]+[.G17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15249.22" table:formula="of:=[.H17]+[.F18]+[.G18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15249.22" table:formula="of:=[.H18]+[.F19]+[.G19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15249.22" table:formula="of:=[.H19]+[.F20]+[.G20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15249.22" table:formula="of:=[.H20]+[.F21]+[.G21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15249.22" table:formula="of:=[.H21]+[.F22]+[.G22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15249.22" table:formula="of:=[.H22]+[.F23]+[.G23]" table:style-name="ce36">
            <text:p>-15.249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1"/>
          <table:table-cell office:value-type="float" office:value="-15249.22" table:formula="of:=[.H23]+[.F24]+[.G24]" table:style-name="ce36">
            <text:p>-15.249,2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15249.22" table:formula="of:=[.H24]+[.F25]+[.G25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-15349.22" table:formula="of:=[.H25]+[.F26]+[.G26]" table:style-name="ce36">
            <text:p>-15.349,2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7:.D44])" table:style-name="ce65">
            <text:p>3.377,90</text:p>
          </table:table-cell>
          <table:table-cell office:value-type="float" office:value="3379.06" table:formula="of:=SUM([.E37:.E44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49:.E68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3"/>
          <table:table-cell table:style-name="ce48"/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office:value-type="float" office:value="3" table:style-name="ce36">
            <text:p>3,00</text:p>
          </table:table-cell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office:value-type="float" office:value="3" table:style-name="ce36">
            <text:p>3,00</text:p>
          </table:table-cell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4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1:.E92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style-name="ce37"/>
          <table:table-cell office:value-type="string" table:style-name="ce38">
            <text:p>2023 haziran <text:s/>Devir</text:p>
          </table:table-cell>
          <table:table-cell table:style-name="ce37"/>
          <table:table-cell table:style-name="ce39"/>
          <table:table-cell office:value-type="float" office:value="377425.43" table:formula="of:=SUM([.E95:.E103])" table:style-name="ce40">
            <text:p>377425,4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35">
            <text:p>1.380,00</text:p>
          </table:table-cell>
          <table:table-cell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35">
            <text:p>1.438,00</text:p>
          </table:table-cell>
          <table:table-cell office:value-type="float" office:value="111" table:style-name="ce35">
            <text:p>111,00</text:p>
          </table:table-cell>
          <table:table-cell office:value-type="float" office:value="159618" table:formula="of:=[.D99]*[.C99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35">
            <text:p>23,34</text:p>
          </table:table-cell>
          <table:table-cell office:value-type="float" office:value="850" table:style-name="ce35">
            <text:p>850,00</text:p>
          </table:table-cell>
          <table:table-cell office:value-type="float" office:value="19839" table:formula="of:=[.D100]*[.C100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35">
            <text:p>25,30</text:p>
          </table:table-cell>
          <table:table-cell office:value-type="float" office:value="100" table:style-name="ce35">
            <text:p>100,00</text:p>
          </table:table-cell>
          <table:table-cell office:value-type="float" office:value="2530" table:formula="of:=[.D101]*[.C101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95:.E105])" table:style-name="ce1">
            <text:p>371569,96</text:p>
          </table:table-cell>
          <table:table-cell table:number-columns-repeated="16379"/>
        </table:table-row>
        <table:table-row table:number-rows-repeated="1048470" table:style-name="ro2">
          <table:table-cell table:number-columns-repeated="1638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28])" table:style-name="ce45">
            <text:p>17.911,00</text:p>
          </table:table-cell>
          <table:table-cell office:value-type="float" office:value="-32777.930000000008" table:formula="of:=SUM([.E4:.E27])" table:style-name="ce45">
            <text:p>-32.777,93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741.6" table:formula="of:=[.E47]" table:style-name="ce35">
            <text:p>-7.741,60</text:p>
          </table:table-cell>
          <table:table-cell table:number-columns-repeated="2" table:style-name="ce36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5261.59" table:formula="of:=[.E63]" table:style-name="ce35">
            <text:p>-5.261,59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table:style-name="ce67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67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741.6" table:formula="of:=SUM([.E48:.E60])" table:style-name="ce40">
            <text:p>-7741,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table:style-name="ce49"/>
          <table:table-cell office:value-type="float" office:value="-148.6" table:style-name="ce48">
            <text:p>-148,60</text:p>
          </table:table-cell>
          <table:table-cell table:style-name="ce36"/>
          <table:table-cell office:value-type="float" office:value="0" table:style-name="ce36">
            <text:p>0,00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table:style-name="ce49"/>
          <table:table-cell office:value-type="float" office:value="-244.8" table:style-name="ce48">
            <text:p>-244,80</text:p>
          </table:table-cell>
          <table:table-cell table:style-name="ce36"/>
          <table:table-cell office:value-type="float" office:value="0" table:style-name="ce36">
            <text:p>0,00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table:style-name="ce49"/>
          <table:table-cell office:value-type="float" office:value="-1204.5" table:style-name="ce48">
            <text:p>-1.204,50</text:p>
          </table:table-cell>
          <table:table-cell table:style-name="ce36"/>
          <table:table-cell office:value-type="float" office:value="0" table:style-name="ce36">
            <text:p>0,00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table:style-name="ce49"/>
          <table:table-cell office:value-type="float" office:value="-532.6" table:style-name="ce48">
            <text:p>-532,60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1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table:number-columns-repeated="16379" table:style-name="ce1"/>
        </table:table-row>
        <table:table-row table:style-name="ro2">
          <table:table-cell table:style-name="ce82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5261.59" table:formula="of:=SUM([.E64:.E85])" table:style-name="ce40">
            <text:p>-5261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140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140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140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140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140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8T00:00:00" table:style-name="ce140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9T00:00:00" table:style-name="ce140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10T00:00:00" table:style-name="ce140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12T00:00:00" table:style-name="ce140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14T00:00:00" table:style-name="ce140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14T00:00:00" table:style-name="ce140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140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number-rows-repeated="1048494" table:style-name="ro2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29])" table:style-name="ce45">
            <text:p>87.911,00</text:p>
          </table:table-cell>
          <table:table-cell office:value-type="float" office:value="-24447.010000000002" table:formula="of:=SUM([.E4:.E28])" table:style-name="ce45">
            <text:p>-24.447,01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0" table:formula="of:=SUM([.G4:.G30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6]" table:style-name="ce36">
            <text:p>0,00</text:p>
          </table:table-cell>
          <table:table-cell table:style-name="ce35"/>
          <table:table-cell office:value-type="float" office:value="0" table:formula="of:=[.E36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482.1000000000004" table:formula="of:=[.E48]" table:style-name="ce35">
            <text:p>-4.482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4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482.1000000000004" table:formula="of:=SUM([.E49:.E61])" table:style-name="ce40">
            <text:p>-4482,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2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5:.E76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99" table:style-name="ro2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3335.9" table:formula="of:=SUM([.E4:.E27])" table:style-name="ce45">
            <text:p>-23.335,90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370.99" table:formula="of:=[.E47]" table:style-name="ce35">
            <text:p>-3.370,99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370.99" table:formula="of:=SUM([.E48:.E60])" table:style-name="ce40">
            <text:p>-3370,99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3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7959.41" table:formula="of:=SUM([.E4:.E27])" table:style-name="ce45">
            <text:p>-77.9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7]" table:style-name="ce35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8:.E60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2" table:default-cell-style-name="ce1"/>
        <table:table-column table:style-name="co4" table:default-cell-style-name="ce1"/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659.41" table:formula="of:=SUM([.E4:.E26])" table:style-name="ce45">
            <text:p>-23.6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35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2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3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7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6552.37000000001" table:formula="of:=SUM([.E4:.E31])" table:style-name="ce45">
            <text:p>-116.552,37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1271.36" table:formula="of:=SUM([.G4:.G31])" table:style-name="ce45">
            <text:p>-11.271,36</text:p>
          </table:table-cell>
          <table:table-cell office:value-type="float" office:value="-11271.36" table:formula="of:=[.F2]+[.G2]" table:style-name="ce45">
            <text:p>-11.271,3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35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11271.36" table:formula="of:=[.H39]" table:style-name="ce85">
            <text:p>-11.271,36</text:p>
          </table:table-cell>
          <table:table-cell office:value-type="float" office:value="-11271.36" table:formula="of:=[.H29]+[.F30]+[.G30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86">
            <text:p>692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1624.9544000000001" table:formula="of:=[.C33]*[.D33]*-1" table:style-name="ce26">
            <text:p>-1.624,95</text:p>
          </table:table-cell>
          <table:table-cell table:style-name="ce1"/>
          <table:table-cell office:value-type="float" office:value="-1624.9544000000001" table:formula="of:=[.C33]*[.D33]*-1" table:style-name="ce48">
            <text:p>-1.624,95</text:p>
          </table:table-cell>
          <table:table-cell office:value-type="float" office:value="-1624.9544000000001" table:formula="of:=[.H32]+[.F33]+[.G33]" table:style-name="ce36">
            <text:p>-1.624,9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3052.66" table:formula="of:=[.C34]*[.D34]*-1" table:style-name="ce26">
            <text:p>-3.052,66</text:p>
          </table:table-cell>
          <table:table-cell table:style-name="ce1"/>
          <table:table-cell office:value-type="float" office:value="-3052.66" table:formula="of:=[.C34]*[.D34]*-1" table:style-name="ce48">
            <text:p>-3.052,66</text:p>
          </table:table-cell>
          <table:table-cell office:value-type="float" office:value="-4677.6144000000004" table:formula="of:=[.H33]+[.F34]+[.G34]" table:style-name="ce36">
            <text:p>-4.6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6593.7456000000002" table:formula="of:=[.C35]*[.D35]*-1" table:style-name="ce26">
            <text:p>-6.593,75</text:p>
          </table:table-cell>
          <table:table-cell table:style-name="ce1"/>
          <table:table-cell office:value-type="float" office:value="-6593.7456000000002" table:formula="of:=[.C35]*[.D35]*-1" table:style-name="ce48">
            <text:p>-6.593,75</text:p>
          </table:table-cell>
          <table:table-cell office:value-type="float" office:value="-11271.36" table:formula="of:=[.H34]+[.F35]+[.G35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5]+[.F36]+[.G36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6]+[.F37]+[.G37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7]+[.F38]+[.G38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8]+[.F39]+[.G39]" table:style-name="ce85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4" table:default-cell-style-name="ce1"/>
        <table:table-column table:style-name="co13" table:number-columns-repeated="3" table:default-cell-style-name="ce35"/>
        <table:table-column table:style-name="co12" table:number-columns-repeated="16378" table:default-cell-style-name="ce1"/>
        <table:table-row table:style-name="ro2">
          <table:table-cell/>
          <table:table-cell office:value-type="string" table:style-name="ce1">
            <text:p>Pervin</text:p>
          </table:table-cell>
          <table:table-cell table:style-name="ce1"/>
          <table:table-cell table:number-columns-repeated="3"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88">
            <text:p>ödeme</text:p>
          </table:table-cell>
          <table:table-cell table:style-name="ce35"/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35">
            <text:p>1.250,00</text:p>
          </table:table-cell>
          <table:table-cell table:style-name="ce35"/>
          <table:table-cell office:value-type="float" office:value="1250" table:formula="of:=[.F2]+[.D3]-[.E3]" table:style-name="ce35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35"/>
          <table:table-cell table:style-name="ce67"/>
          <table:table-cell office:value-type="float" office:value="-1000" table:formula="of:=[.F4]+[.D5]-[.E5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11.1099999999999" table:formula="of:=[.F5]+[.D6]-[.E6]" table:style-name="ce35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35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072.2199999999998" table:formula="of:=[.F7]+[.D8]-[.E8]" table:style-name="ce35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2-19T00:00:00" table:style-name="ce41">
            <text:p>19.12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35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316.6700000000003" table:formula="of:=[.F9]+[.D10]-[.E10]" table:style-name="ce35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35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35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591.2700000000002" table:formula="of:=[.F11]+[.D12]-[.E12]" table:style-name="ce35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365.8700000000001" table:formula="of:=[.F12]+[.D13]-[.E13]" table:style-name="ce35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35">
            <text:p>437,97</text:p>
          </table:table-cell>
          <table:table-cell table:style-name="ce67"/>
          <table:table-cell office:value-type="float" office:value="-927.90000000000009" table:formula="of:=[.F13]+[.D14]-[.E14]" table:style-name="ce35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35">
            <text:p>404,23</text:p>
          </table:table-cell>
          <table:table-cell table:style-name="ce67"/>
          <table:table-cell office:value-type="float" office:value="-523.67000000000007" table:formula="of:=[.F14]+[.D15]-[.E15]" table:style-name="ce35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35">
            <text:p>1.135,00</text:p>
          </table:table-cell>
          <table:table-cell table:style-name="ce67"/>
          <table:table-cell office:value-type="float" office:value="611.32999999999993" table:formula="of:=[.F15]+[.D16]-[.E16]" table:style-name="ce35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722.4399999999998" table:formula="of:=[.F16]+[.D17]-[.E17]" table:style-name="ce35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35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833.54999999999973" table:formula="of:=[.F18]+[.D19]-[.E19]" table:style-name="ce35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944.6599999999996" table:formula="of:=[.F19]+[.D20]-[.E20]" table:style-name="ce35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35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2944.2300000000005" table:formula="of:=[.F21]+[.D22]-[.E22]" table:style-name="ce35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1833.1200000000006" table:formula="of:=[.F22]+[.D23]-[.E23]" table:style-name="ce35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35">
            <text:p>1.111,12</text:p>
          </table:table-cell>
          <table:table-cell table:style-name="ce67"/>
          <table:table-cell office:value-type="float" office:value="-722.00000000000068" table:formula="of:=[.F23]+[.D24]-[.E24]" table:style-name="ce35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makası</text:p>
          </table:table-cell>
          <table:table-cell office:value-type="float" office:value="2258" table:style-name="ce35">
            <text:p>2.258,00</text:p>
          </table:table-cell>
          <table:table-cell table:style-name="ce67"/>
          <table:table-cell office:value-type="float" office:value="1535.9999999999993" table:formula="of:=[.F24]+[.D25]-[.E25]" table:style-name="ce35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şarj aleti</text:p>
          </table:table-cell>
          <table:table-cell office:value-type="float" office:value="613" table:style-name="ce35">
            <text:p>613,00</text:p>
          </table:table-cell>
          <table:table-cell table:style-name="ce89"/>
          <table:table-cell office:value-type="float" office:value="2148.9999999999991" table:formula="of:=[.F25]+[.D26]-[.E26]" table:style-name="ce35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12 v 3 ah li-on akü</text:p>
          </table:table-cell>
          <table:table-cell office:value-type="float" office:value="720" table:style-name="ce35">
            <text:p>720,00</text:p>
          </table:table-cell>
          <table:table-cell table:style-name="ce89"/>
          <table:table-cell office:value-type="float" office:value="2868.9999999999991" table:formula="of:=[.F26]+[.D27]-[.E27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7]+[.D28]-[.E28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8]+[.D29]-[.E29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9]+[.D30]-[.E30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67"/>
          <table:table-cell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office:value-type="float" office:value="17269" table:formula="of:=SUM([.D3:.D30])" table:style-name="ce35">
            <text:p>17.269,00</text:p>
          </table:table-cell>
          <table:table-cell office:value-type="float" office:value="14400" table:formula="of:=SUM([.E3:.E25])" table:style-name="ce67">
            <text:p>14.400,00</text:p>
          </table:table-cell>
          <table:table-cell office:value-type="float" office:value="2869" table:formula="of:=[.D32]-[.E32]" table:style-name="ce35">
            <text:p>2.869,00</text:p>
          </table:table-cell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GNLK-_2022" table:style-name="ta1">
        <table:table-column table:style-name="co35" table:default-cell-style-name="ce1"/>
        <table:table-column table:style-name="co36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7" table:number-columns-repeated="2" table:default-cell-style-name="ce1"/>
        <table:table-column table:style-name="co38" table:default-cell-style-name="ce35"/>
        <table:table-column table:style-name="co10" table:default-cell-style-name="ce35"/>
        <table:table-column table:style-name="co39" table:default-cell-style-name="ce35"/>
        <table:table-column table:style-name="co30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000000005" table:formula="of:=SUM([.B3:.B14])" table:style-name="ce25">
            <text:p>446.314,05</text:p>
          </table:table-cell>
          <table:table-cell office:value-type="float" office:value="-262242.81000000006" table:formula="of:=SUM([.C3:.C14])" table:style-name="ce26">
            <text:p>-262.242,81</text:p>
          </table:table-cell>
          <table:table-cell office:value-type="float" office:value="184071.24" table:formula="of:=[.B15]+[.C15]" table:style-name="ce90">
            <text:p>184.071,24</text:p>
          </table:table-cell>
          <table:table-cell office:value-type="float" office:value="545372.04" table:formula="of:=SUM([.E3:.E14])" table:style-name="ce25">
            <text:p>545.372,04</text:p>
          </table:table-cell>
          <table:table-cell office:value-type="float" office:value="-316596.7" table:formula="of:=SUM([.F3:.F14])" table:style-name="ce26">
            <text:p>-316.596,70</text:p>
          </table:table-cell>
          <table:table-cell office:value-type="float" office:value="228775.34000000003" table:formula="of:=[.E15]+[.F15]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formula="of:=SUM([.J9:.J14])" table:style-name="ce28">
            <text:p>351</text:p>
          </table:table-cell>
          <table:table-cell office:value-type="float" office:value="82.383210000000005" table:formula="of:=SUM([.K9:.K14])" table:style-name="ce29">
            <text:p>82,38</text:p>
          </table:table-cell>
          <table:table-cell office:value-type="float" office:value="268.61678999999998" table:formula="of:=SUM([.L9:.L14])" table:style-name="ce29">
            <text:p>268,62</text:p>
          </table:table-cell>
          <table:table-cell office:value-type="float" office:value="86.05" table:formula="of:=SUM([.M3:.M14])" table:style-name="ce29">
            <text:p>86,05</text:p>
          </table:table-cell>
          <table:table-cell office:value-type="float" office:value="46.1" table:formula="of:=SUM([.N3:.N7])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formula="of:=[.B15]/[.A16]" table:style-name="ce92">
            <text:p>37.192,84</text:p>
          </table:table-cell>
          <table:table-cell office:value-type="float" office:value="-21853.567500000005" table:formula="of:=[.C15]/[.A16]" table:style-name="ce93">
            <text:p>-21.853,57</text:p>
          </table:table-cell>
          <table:table-cell table:style-name="ce93"/>
          <table:table-cell office:value-type="float" office:value="45447.670000000006" table:formula="of:=[.E15]/[.A16]" table:style-name="ce93">
            <text:p>45.447,67</text:p>
          </table:table-cell>
          <table:table-cell office:value-type="float" office:value="-26383.058333333334" table:formula="of:=[.F15]/[.A16]" table:style-name="ce93">
            <text:p>-26.383,06</text:p>
          </table:table-cell>
          <table:table-cell office:value-type="float" office:value="19064.611666666668" table:formula="of:=[.G15]/[.A16]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formula="of:=[.J15]/12" table:style-name="ce93">
            <text:p>29,25</text:p>
          </table:table-cell>
          <table:table-cell office:value-type="float" office:value="6.8652675000000007" table:formula="of:=[.K15]/12" table:style-name="ce93">
            <text:p>6,87</text:p>
          </table:table-cell>
          <table:table-cell office:value-type="float" office:value="22.384732499999998" table:formula="of:=[.L15]/12" table:style-name="ce93">
            <text:p>22,38</text:p>
          </table:table-cell>
          <table:table-cell office:value-type="float" office:value="7.1708333333333334" table:formula="of:=[.M15]/12" table:style-name="ce93">
            <text:p>7,17</text:p>
          </table:table-cell>
          <table:table-cell office:value-type="float" office:value="3.8416666666666668" table:formula="of:=[.N15]/12" table:style-name="ce93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40" table:default-cell-style-name="ce1"/>
        <table:table-column table:style-name="co41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94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95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1" table:style-name="ro3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3">
          <table:table-cell table:number-columns-repeated="16384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3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42" table:default-cell-style-name="ce1"/>
        <table:table-column table:style-name="co40" table:default-cell-style-name="ce1"/>
        <table:table-column table:style-name="co41" table:default-cell-style-name="ce1"/>
        <table:table-column table:style-name="co36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43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94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3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94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14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94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97">
            <text:p>06 yb 1397 2. taksit</text:p>
          </table:table-cell>
          <table:table-cell table:number-columns-repeated="2" table:style-name="ce97"/>
          <table:table-cell office:value-type="float" office:value="-169" table:style-name="ce98">
            <text:p>-169,00</text:p>
          </table:table-cell>
          <table:table-cell table:style-name="ce99"/>
          <table:table-cell table:style-name="ce98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number-columns-repeated="2" table:style-name="ce101"/>
          <table:table-cell office:value-type="float" office:value="-3998.85" table:style-name="ce102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03">
            <text:p>Doğuş Kira 9/12-2022-23 <text:s text:c="3"/>+2000</text:p>
          </table:table-cell>
          <table:table-cell table:style-name="ce104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94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udi benzin</text:p>
          </table:table-cell>
          <table:table-cell table:number-columns-repeated="2" table:style-name="ce97"/>
          <table:table-cell office:value-type="float" office:value="-100" table:style-name="ce98">
            <text:p>-100,00</text:p>
          </table:table-cell>
          <table:table-cell table:number-columns-repeated="2" table:style-name="ce98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907.97" table:style-name="ce102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04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6">
            <text:p>SnyF-Kynkçı Merdal 9/12-2022</text:p>
          </table:table-cell>
          <table:table-cell table:style-name="ce106"/>
          <table:table-cell office:value-type="float" office:value="4000" table:style-name="ce107">
            <text:p>4.000,00</text:p>
          </table:table-cell>
          <table:table-cell table:style-name="ce106"/>
          <table:table-cell table:number-columns-repeated="2" table:style-name="ce108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94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9">
            <text:p>Mesut Elektrik</text:p>
          </table:table-cell>
          <table:table-cell table:style-name="ce109"/>
          <table:table-cell office:value-type="float" office:value="182.86" table:style-name="ce109">
            <text:p>182,86</text:p>
          </table:table-cell>
          <table:table-cell table:number-columns-repeated="3" table:style-name="ce110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0">
            <text:p>9522138254 /CK ÇEPESAŞ/FATURA</text:p>
          </table:table-cell>
          <table:table-cell table:number-columns-repeated="2" table:style-name="ce100"/>
          <table:table-cell office:value-type="float" office:value="-1317.2" table:style-name="ce102">
            <text:p>-1.317,20</text:p>
          </table:table-cell>
          <table:table-cell table:style-name="ce102"/>
          <table:table-cell office:value-type="float" office:value="-1317.2" table:style-name="ce102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mazon 240gbWd ssd-braun-64gb 3/6</text:p>
          </table:table-cell>
          <table:table-cell table:number-columns-repeated="2" table:style-name="ce97"/>
          <table:table-cell office:value-type="float" office:value="-177.65" table:style-name="ce98">
            <text:p>-177,65</text:p>
          </table:table-cell>
          <table:table-cell table:number-columns-repeated="2" table:style-name="ce98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1561.71" table:style-name="ce102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Doğuş Kira 11/12-2022-23</text:p>
          </table:table-cell>
          <table:table-cell table:style-name="ce106"/>
          <table:table-cell office:value-type="float" office:value="5000" table:style-name="ce108">
            <text:p>5.000,00</text:p>
          </table:table-cell>
          <table:table-cell table:number-columns-repeated="3" table:style-name="ce108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35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35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1">
            <text:p>20.06.2022</text:p>
          </table:table-cell>
          <table:table-cell office:value-type="string" table:style-name="ce103">
            <text:p>SnyF-Kynkçı Merdal 9/12-2022</text:p>
          </table:table-cell>
          <table:table-cell table:number-columns-repeated="3" table:style-name="ce103"/>
          <table:table-cell office:value-type="float" office:value="4000" table:style-name="ce112">
            <text:p>4.000,00</text:p>
          </table:table-cell>
          <table:table-cell table:style-name="ce103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13">
            <text:p>4.000,00</text:p>
          </table:table-cell>
          <table:table-cell table:number-columns-repeated="3" table:style-name="ce106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2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94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35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35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35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14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14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1">
            <text:p>05.07.2022</text:p>
          </table:table-cell>
          <table:table-cell office:value-type="string" table:style-name="ce103">
            <text:p>Doğuş Kira 11/12-2022-23<text:s/><text:span text:style-name="T2">BANKADAN</text:span></text:p>
          </table:table-cell>
          <table:table-cell table:style-name="ce103"/>
          <table:table-cell office:value-type="float" office:value="4000" table:style-name="ce115">
            <text:p>4.000,00</text:p>
          </table:table-cell>
          <table:table-cell table:style-name="ce103"/>
          <table:table-cell office:value-type="float" office:value="4000" table:style-name="ce112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16">
            <text:p>Doğuş Kira 11/12-2022-23 kalan bakiye</text:p>
          </table:table-cell>
          <table:table-cell table:style-name="ce116"/>
          <table:table-cell office:value-type="float" office:value="1000" table:style-name="ce117">
            <text:p>1.000,00</text:p>
          </table:table-cell>
          <table:table-cell table:style-name="ce116"/>
          <table:table-cell table:style-name="ce118"/>
          <table:table-cell table:style-name="ce119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elektrik</text:p>
          </table:table-cell>
          <table:table-cell table:style-name="ce106"/>
          <table:table-cell office:value-type="float" office:value="445.63" table:style-name="ce120">
            <text:p>445,63</text:p>
          </table:table-cell>
          <table:table-cell table:style-name="ce108"/>
          <table:table-cell table:style-name="ce106"/>
          <table:table-cell table:style-name="ce108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21">
            <text:p>4.000,00</text:p>
          </table:table-cell>
          <table:table-cell table:number-columns-repeated="3" table:style-name="ce116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14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94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2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2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2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2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2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14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24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03">
            <text:p>Doğuş Kira 12/12-2022-23 BANKADAN</text:p>
          </table:table-cell>
          <table:table-cell office:value-type="string" table:style-name="ce103">
            <text:p>BH</text:p>
          </table:table-cell>
          <table:table-cell office:value-type="float" office:value="5000" table:style-name="ce115">
            <text:p>5.000,00</text:p>
          </table:table-cell>
          <table:table-cell table:style-name="ce103"/>
          <table:table-cell office:value-type="float" office:value="5000" table:style-name="ce112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25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formula="of:=['07'.D55]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2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14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94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28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5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35">
            <text:p>54.000,00</text:p>
          </table:table-cell>
          <table:table-cell table:style-name="ce1"/>
          <table:table-cell table:number-columns-repeated="2" table:style-name="ce35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6">
            <text:p>Lise Arkası Kira ++++++++++++++++</text:p>
          </table:table-cell>
          <table:table-cell table:style-name="ce116"/>
          <table:table-cell office:value-type="float" office:value="20000" table:style-name="ce12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14" table:default-cell-style-name="ce1"/>
        <table:table-column table:style-name="co4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94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35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35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35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35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35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35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Lise Arkası Kira ++++++++++++++++</text:p>
          </table:table-cell>
          <table:table-cell table:style-name="ce130"/>
          <table:table-cell office:value-type="float" office:value="20000" table:style-name="ce131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selanik hesabına aktarılan</text:p>
          </table:table-cell>
          <table:table-cell table:style-name="ce130"/>
          <table:table-cell table:style-name="ce131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27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14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94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2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2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2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2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2"/>
          <table:table-cell table:style-name="ce56"/>
          <table:table-cell office:value-type="currency" office:value="1250" table:style-name="ce133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2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2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2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2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2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2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2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2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1">-2.528,32</text:span></text:p>
          </table:table-cell>
          <table:table-cell table:style-name="ce49"/>
          <table:table-cell table:style-name="ce132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2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34">
            <text:p>snyA Ayhan Tüfek 42000-40000</text:p>
          </table:table-cell>
          <table:table-cell table:style-name="ce134"/>
          <table:table-cell office:value-type="currency" office:value="2000" table:style-name="ce135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34">
            <text:p>Cihan Elektrik Teminat 1200 – 1/6</text:p>
          </table:table-cell>
          <table:table-cell table:style-name="ce134"/>
          <table:table-cell office:value-type="currency" office:value="200" table:style-name="ce135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37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38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35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35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35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5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35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35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35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35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35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35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35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5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35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35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35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35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35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35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35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35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35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35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35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35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35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35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35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35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35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35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35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35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35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35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35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35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35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35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35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35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35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35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35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35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5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5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5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35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35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35">
            <text:p>3.300,00</text:p>
          </table:table-cell>
          <table:table-cell table:style-name="ce35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5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2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29">
            <text:p>06.11.2022</text:p>
          </table:table-cell>
          <table:table-cell office:value-type="string" table:style-name="ce126">
            <text:p>Cihan Elektrik Teminat 1200 – 2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29">
            <text:p>05.10.2022</text:p>
          </table:table-cell>
          <table:table-cell office:value-type="string" table:style-name="ce126">
            <text:p>Cihan Elektrik Teminat 1200 – 1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3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29">
            <text:p>30.03.2022</text:p>
          </table:table-cell>
          <table:table-cell office:value-type="string" table:style-name="ce126">
            <text:p>SnyF-Kynkçı Merdal 12/12-2022-23</text:p>
          </table:table-cell>
          <table:table-cell office:value-type="float" office:value="3" table:style-name="ce126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35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29">
            <text:p>10.10.2022</text:p>
          </table:table-cell>
          <table:table-cell office:value-type="string" table:style-name="ce126">
            <text:p>snyA Ayhan Tüfek 42000-40000</text:p>
          </table:table-cell>
          <table:table-cell table:style-name="ce139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2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9" table:default-cell-style-name="ce1"/>
        <table:table-column table:style-name="co38" table:default-cell-style-name="ce1"/>
        <table:table-column table:style-name="co50" table:default-cell-style-name="ce1"/>
        <table:table-column table:style-name="co51" table:default-cell-style-name="ce1"/>
        <table:table-column table:style-name="co1" table:default-cell-style-name="ce1"/>
        <table:table-column table:style-name="co51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" table:style-name="ce25">
            <text:p>446.314,05</text:p>
          </table:table-cell>
          <table:table-cell office:value-type="float" office:value="-263196.11" table:style-name="ce26">
            <text:p>-263.196,11</text:p>
          </table:table-cell>
          <table:table-cell office:value-type="float" office:value="183117.94" table:style-name="ce90">
            <text:p>183.117,94</text:p>
          </table:table-cell>
          <table:table-cell office:value-type="float" office:value="545372.04" table:style-name="ce25">
            <text:p>545.372,04</text:p>
          </table:table-cell>
          <table:table-cell office:value-type="float" office:value="-316596.7" table:style-name="ce26">
            <text:p>-316.596,70</text:p>
          </table:table-cell>
          <table:table-cell office:value-type="float" office:value="228775.34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style-name="ce28">
            <text:p>351</text:p>
          </table:table-cell>
          <table:table-cell office:value-type="float" office:value="82.383210000000005" table:style-name="ce29">
            <text:p>82,38</text:p>
          </table:table-cell>
          <table:table-cell office:value-type="float" office:value="268.61678999999998" table:style-name="ce29">
            <text:p>268,62</text:p>
          </table:table-cell>
          <table:table-cell office:value-type="float" office:value="86.05" table:style-name="ce29">
            <text:p>86,05</text:p>
          </table:table-cell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style-name="ce92">
            <text:p>37.192,84</text:p>
          </table:table-cell>
          <table:table-cell office:value-type="float" office:value="-21933.009166666699" table:style-name="ce93">
            <text:p>-21.933,01</text:p>
          </table:table-cell>
          <table:table-cell table:style-name="ce93"/>
          <table:table-cell office:value-type="float" office:value="45447.67" table:style-name="ce93">
            <text:p>45.447,67</text:p>
          </table:table-cell>
          <table:table-cell office:value-type="float" office:value="-26383.058333333302" table:style-name="ce93">
            <text:p>-26.383,06</text:p>
          </table:table-cell>
          <table:table-cell office:value-type="float" office:value="19064.6116666667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style-name="ce93">
            <text:p>29,25</text:p>
          </table:table-cell>
          <table:table-cell office:value-type="float" office:value="6.8652674999999999" table:style-name="ce93">
            <text:p>6,87</text:p>
          </table:table-cell>
          <table:table-cell office:value-type="float" office:value="22.384732499999998" table:style-name="ce93">
            <text:p>22,38</text:p>
          </table:table-cell>
          <table:table-cell office:value-type="float" office:value="7.1708333333333298" table:style-name="ce93">
            <text:p>7,17</text:p>
          </table:table-cell>
          <table:table-cell office:value-type="float" office:value="3.8416666666666699" table:style-name="ce93">
            <text:p>3,84</text:p>
          </table:table-cell>
          <table:table-cell table:number-columns-repeated="1637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">
      <number:text>Tpl / </number:text>
      <number:number number:min-integer-digits="1"/>
    </number:number-style>
    <number:date-style style:name="N41">
      <number:day/>
      <number:text>.</number:text>
      <number:month number:textual="true"/>
    </number:date-style>
    <number:date-style style:name="N42">
      <number:day/>
      <number:text>.</number:text>
      <number:month number:style="long"/>
      <number:text>.</number:text>
      <number:year number:style="long"/>
    </number:date-style>
    <number:percentage-style style:name="N43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6-15T11:04:48Z</dc:date>
    <meta:editing-cycles>237</meta:editing-cycles>
    <meta:editing-duration>PT384998S</meta:editing-duration>
  </office:meta>
</office:document-meta>
</file>